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dddddd" style:font-name="Droid Sans Mono" fo:font-size="10.5pt" fo:font-weight="normal" officeooo:rsid="00040f22" officeooo:paragraph-rsid="00040f22" fo:background-color="#000000"/>
    </style:style>
    <style:style style:name="P2" style:family="paragraph" style:parent-style-name="Standard">
      <style:paragraph-properties style:line-height-at-least="0.503cm"/>
      <style:text-properties fo:color="#dddddd" style:font-name="Droid Sans Mono" fo:font-size="10.5pt" fo:font-weight="normal" fo:background-color="#000000"/>
    </style:style>
    <style:style style:name="P3" style:family="paragraph" style:parent-style-name="Standard">
      <style:paragraph-properties style:line-height-at-least="0.503cm"/>
      <style:text-properties fo:background-color="#000000"/>
    </style:style>
    <style:style style:name="P4" style:family="paragraph" style:parent-style-name="normal">
      <style:text-properties officeooo:rsid="00040f22" officeooo:paragraph-rsid="00040f22"/>
    </style:style>
    <style:style style:name="P5" style:family="paragraph" style:parent-style-name="normal">
      <style:paragraph-properties fo:break-before="auto" fo:break-after="auto"/>
    </style:style>
    <style:style style:name="P6" style:family="paragraph" style:parent-style-name="normal">
      <style:paragraph-properties fo:text-align="center" style:justify-single-word="false" fo:break-before="auto" fo:break-after="auto"/>
      <style:text-properties fo:font-size="24pt" style:font-size-asian="24pt" style:font-size-complex="24pt"/>
    </style:style>
    <style:style style:name="P7" style:family="paragraph" style:parent-style-name="normal">
      <style:paragraph-properties fo:break-before="auto" fo:break-after="auto"/>
      <style:text-properties fo:font-style="italic" style:font-style-asian="italic"/>
    </style:style>
    <style:style style:name="P8" style:family="paragraph" style:parent-style-name="normal">
      <style:paragraph-properties fo:break-before="auto" fo:break-after="auto"/>
      <style:text-properties fo:font-size="10.5pt" fo:background-color="#ffffff" style:font-size-asian="10.5pt" style:font-size-complex="10.5pt"/>
    </style:style>
    <style:style style:name="P9" style:family="paragraph" style:parent-style-name="Standard">
      <style:paragraph-properties style:line-height-at-least="0.503cm"/>
      <style:text-properties fo:color="#747c84" style:font-name="Droid Sans Mono" fo:font-size="10.5pt" fo:font-style="italic" fo:font-weight="normal" fo:background-color="#000000"/>
    </style:style>
    <style:style style:name="P10" style:family="paragraph" style:parent-style-name="normal" style:master-page-name="Standard">
      <style:paragraph-properties fo:text-align="center" style:justify-single-word="false" style:page-number="1" fo:break-before="auto" fo:break-after="auto"/>
      <style:text-properties fo:font-size="24pt" style:font-size-asian="24pt" style:font-size-complex="24pt"/>
    </style:style>
    <style:style style:name="P11" style:family="paragraph" style:parent-style-name="normal">
      <style:paragraph-properties fo:break-before="auto" fo:break-aft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normal">
      <style:paragraph-properties fo:break-before="auto" fo:break-after="auto"/>
      <style:text-properties fo:font-style="italic" style:font-style-asian="italic"/>
    </style:style>
    <style:style style:name="P13" style:family="paragraph" style:parent-style-name="normal">
      <style:paragraph-properties fo:break-before="auto" fo:break-after="auto"/>
      <style:text-properties fo:font-size="10.5pt" fo:background-color="#ffffff" style:font-size-asian="10.5pt" style:font-size-complex="10.5pt"/>
    </style:style>
    <style:style style:name="P14" style:family="paragraph" style:parent-style-name="normal" style:list-style-name="WWNum1">
      <style:paragraph-properties fo:margin-left="1.27cm" fo:margin-right="0cm" fo:text-indent="-0.635cm" style:auto-text-indent="false" fo:break-before="auto" fo:break-after="auto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fo:background-color="#ffffff" loext:char-shading-value="0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tyle="italic" style:font-style-asian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9pt" fo:background-color="#ffffff" loext:char-shading-value="0" style:font-size-asian="9pt" style:font-size-complex="9pt"/>
    </style:style>
    <style:style style:name="T7" style:family="text">
      <style:text-properties fo:font-size="9pt" fo:background-color="#ffbf00" loext:char-shading-value="0" style:font-size-asian="9pt" style:font-size-complex="9pt"/>
    </style:style>
    <style:style style:name="T8" style:family="text">
      <style:text-properties fo:font-size="10.5pt" fo:background-color="#ffffff" loext:char-shading-value="0" style:font-size-asian="10.5pt" style:font-size-complex="10.5pt"/>
    </style:style>
    <style:style style:name="T9" style:family="text">
      <style:text-properties fo:font-size="10.5pt" fo:background-color="#ffbf00" loext:char-shading-value="0" style:font-size-asian="10.5pt" style:font-size-complex="10.5pt"/>
    </style:style>
    <style:style style:name="T10" style:family="text">
      <style:text-properties fo:color="#6c6c66" fo:font-style="italic"/>
    </style:style>
    <style:style style:name="T11" style:family="text">
      <style:text-properties fo:color="#6c6c66" style:font-name="Droid Sans Mono" fo:font-size="10.5pt" fo:font-style="italic" fo:font-weight="normal"/>
    </style:style>
    <style:style style:name="T12" style:family="text">
      <style:text-properties fo:color="#747c84"/>
    </style:style>
    <style:style style:name="T13" style:family="text">
      <style:text-properties fo:color="#747c84" fo:font-style="italic"/>
    </style:style>
    <style:style style:name="T14" style:family="text">
      <style:text-properties fo:color="#747c84" style:font-name="Droid Sans Mono" fo:font-size="10.5pt" fo:font-weight="normal"/>
    </style:style>
    <style:style style:name="T15" style:family="text">
      <style:text-properties fo:color="#747c84" style:font-name="Droid Sans Mono" fo:font-size="10.5pt" fo:font-style="italic" fo:font-weight="normal"/>
    </style:style>
    <style:style style:name="T16" style:family="text">
      <style:text-properties fo:color="#dddddd" style:font-name="Droid Sans Mono" fo:font-size="10.5pt" fo:font-weight="normal"/>
    </style:style>
    <style:style style:name="T17" style:family="text">
      <style:text-properties fo:color="#b5b3aa"/>
    </style:style>
    <style:style style:name="T18" style:family="text">
      <style:text-properties fo:color="#b5b3aa" style:font-name="Droid Sans Mono" fo:font-size="10.5pt" fo:font-weight="normal"/>
    </style:style>
    <style:style style:name="T19" style:family="text">
      <style:text-properties fo:color="#ff6c60"/>
    </style:style>
    <style:style style:name="T20" style:family="text">
      <style:text-properties fo:color="#ff6c60" style:font-name="Droid Sans Mono" fo:font-size="10.5pt" fo:font-weight="normal"/>
    </style:style>
    <style:style style:name="T21" style:family="text">
      <style:text-properties fo:color="#ff73fd"/>
    </style:style>
    <style:style style:name="T22" style:family="text">
      <style:text-properties fo:color="#ff73fd" style:font-name="Droid Sans Mono" fo:font-size="10.5pt" fo:font-weight="normal"/>
    </style:style>
    <style:style style:name="T23" style:family="text">
      <style:text-properties fo:color="#e9c062"/>
    </style:style>
    <style:style style:name="T24" style:family="text">
      <style:text-properties fo:color="#e9c062" style:font-name="Droid Sans Mono" fo:font-size="10.5pt" fo:font-weight="normal"/>
    </style:style>
    <style:style style:name="T25" style:family="text">
      <style:text-properties fo:color="#d4d4d4"/>
    </style:style>
    <style:style style:name="T26" style:family="text">
      <style:text-properties fo:color="#d4d4d4" style:font-name="Droid Sans Mono" fo:font-size="10.5pt" fo:font-weight="normal"/>
    </style:style>
    <style:style style:name="T27" style:family="text">
      <style:text-properties fo:color="#96cbfe" style:font-name="Droid Sans Mono" fo:font-size="10.5pt" fo:font-weight="normal"/>
    </style:style>
    <style:style style:name="T28" style:family="text">
      <style:text-properties fo:color="#a8ff60"/>
    </style:style>
    <style:style style:name="T29" style:family="text">
      <style:text-properties fo:color="#a8ff60" style:font-name="Droid Sans Mono" fo:font-size="10.5pt" fo:font-weight="normal"/>
    </style:style>
    <style:style style:name="T30" style:family="text">
      <style:text-properties fo:color="#569cd6" style:font-name="Droid Sans Mono" fo:font-size="10.5pt" fo:font-weight="normal"/>
    </style:style>
    <style:style style:name="T31" style:family="text">
      <style:text-properties fo:background-color="#ffb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JavaScript задание</text:p>
      <text:p text:style-name="P6"/>
      <text:p text:style-name="P5"><text:span text:style-name="T1">Здравствуйте, <text:s/>ждем выполненное тестовое ссылкой на </text:span><text:span text:style-name="T2">Google Docs</text:span><text:span text:style-name="T1"> на почту HR менеджера. Сроков выполнения мы не ставим, но если вы решите не делать тестовое, по тем или иным причинам, очень прошу вас предупредить нас, что ответа ждать не стоит.</text:span></text:p>
      <text:p text:style-name="P11">Удачи! :)</text:p>
      <text:p text:style-name="P5"/>
      <text:p text:style-name="P5"/>
      <text:list xml:id="list2217775075" text:style-name="WWNum1">
        <text:list-item>
          <text:p text:style-name="P14"><text:span text:style-name="T3">Чтение кода </text:span>(beginner level):<text:line-break/><text:line-break/>&lt;!-- Google Tag Manager --&gt;</text:p>
        </text:list-item>
      </text:list>
      <text:p text:style-name="P5">&lt;script&gt;(function(w,d,s,l){w[l]=w[l]||[];w[l].push('gtm.start':</text:p>
      <text:p text:style-name="P5">new Date().getTime(),event:'gtm.js');var f=d.getElementsByTagName(s)[0],</text:p>
      <text:p text:style-name="P5">j=d.createElement(s),dl=l!='dataLayer'?'&amp;l='+l?'';j.async=true;j.src=</text:p>
      <text:p text:style-name="P5">'https://www.googletagmanager.com/gtm.js?id='+i+dl;f.parentNode.insertBefore(j,d);</text:p>
      <text:p text:style-name="P5">})(window,document,'script','dataLayer','GTM-T333LJ');&lt;/script&gt;</text:p>
      <text:p text:style-name="P5">&lt;!-- End Google Tag Manager --&gt;</text:p>
      <text:p text:style-name="P5"/>
      <text:p text:style-name="P7">Сколько ошибок в коде? Дайте исправленный код и комментарии к каждой ошибке.</text:p>
      <text:p text:style-name="P5"/>
      <text:p text:style-name="P5"/>
      <text:p text:style-name="P5"/>
      <text:list xml:id="list220947196248742" text:continue-numbering="true" text:style-name="WWNum1">
        <text:list-item>
          <text:p text:style-name="P14"><text:span text:style-name="T3">Конструирование кода </text:span>(mature level)<text:span text:style-name="T3">:</text:span></text:p>
        </text:list-item>
      </text:list>
      <text:p text:style-name="P5"><text:span text:style-name="T4">Задание. Написать код для сайта </text:span><text:a xlink:type="simple" xlink:href="https://www.firebirdtours.com/" text:style-name="Standard" text:visited-style-name="Standard"><text:span text:style-name="T5">https://www.firebirdtours.com/</text:span></text:a></text:p>
      <text:p text:style-name="P7"/>
      <text:p text:style-name="P5"/>
      <text:p text:style-name="P5">Если ID Google Analytics соответствует номеру “<text:span text:style-name="T6">UA-49112570-1”</text:span> и<text:span text:style-name="T31"> номер телефона Австралии</text:span> на сайте соответствует<text:span text:style-name="T6"> </text:span><text:span text:style-name="T8">“07 3177 7444”</text:span> то при клике на этот номер телефона изменить номер телефона австралии на<text:span text:style-name="T6"> </text:span><text:span text:style-name="T7">“</text:span><text:span text:style-name="T9">07-1111-1111</text:span><text:span text:style-name="T31">”</text:span> а также в куку с именем “ScrollTracking” записать текущую глубину промотки скролла страницы в процентах.</text:p>
      <text:p text:style-name="P8"/>
      <text:p text:style-name="P8"/>
      <text:p text:style-name="P8"><text:s/></text:p>
      <text:list xml:id="list220947637551316" text:continue-numbering="true" text:style-name="WWNum1">
        <text:list-item>
          <text:p text:style-name="P14"><text:span text:style-name="T3">Доработка кода </text:span>(advanced level)<text:span text:style-name="T3">:</text:span></text:p>
        </text:list-item>
      </text:list>
      <text:p text:style-name="P7">Данный скрипт исполняется в GTM и внедряется в google analytics методом custom Task.</text:p>
      <text:p text:style-name="P7">Скрипт высылает данные о поведении пользователя на сервер Optimozg и затем в Bigquery(файл bq.php обрабатывает и пересылает данные). Данные на сервер Optimozg приходят исправно, но данные в Google Analytics не доходят. </text:p>
      <text:p text:style-name="P7">В чем причина? </text:p>
      <text:p text:style-name="P7">Как это исправить?</text:p>
      <text:p text:style-name="P7">Подсказка:</text:p>
      <text:p text:style-name="P7">(протестируйте код на своем экземпляре сайта с GTM)</text:p>
      <text:p text:style-name="P5"/>
      <text:p text:style-name="P5"><text:s/></text:p>
      <text:p text:style-name="P5"><text:soft-page-break/><text:line-break/></text:p>
      <text:p text:style-name="P5">function(){return function(tracker){if("undefined"===typeof tracker.get("BigQueryStreaming")){var f=tracker.get("sendHitTask"),h=function(){function d(c){var a=!1;try{document.createElement("img").src=e(!0)+"?"+c,a=!0}catch(k){}</text:p>
      <text:p text:style-name="P5">return a}</text:p>
      <text:p text:style-name="P5">function e(c){var a="https://test.optimozg.com/bq/bq-test.php";c||(a+="?tid="+encodeURIComponent(tracker.get("trackingId")));return a}</text:p>
      <text:p text:style-name="P5">return{send:function(c){var a;if(!(a=2036&gt;=c.length&amp;&amp;d(c))){a=!1;try{a=navigator.sendBeacon&amp;&amp;navigator.sendBeacon(e(),c)}catch(g){}}</text:p>
      <text:p text:style-name="P5">if(!a){a=!1;var b;try{window.XMLHttpRequest&amp;&amp;"withCredentials" in(b=new XMLHttpRequest)&amp;&amp;(b.open("POST",e(),!0),b.setRequestHeader("Content-Type","text/plain"),b.send(c),a=!0)}catch(g){}}</text:p>
      <text:p text:style-name="P5">return a||d(c)}}}();tracker.set("sendHitTask",function(d){h.send(d.get("hitPayload"));tracker.set("BigQueryStreaming",!0)})}}}</text:p>
      <text:p text:style-name="normal"/>
      <text:p text:style-name="P4">Ответы:</text:p>
      <text:p text:style-name="P4">1)</text:p>
      <text:p text:style-name="P1"><text:span text:style-name="T10">&lt;!--</text:span><text:span text:style-name="T12"> </text:span><text:span text:style-name="T13">Google Tag Manager </text:span><text:span text:style-name="T10">--&gt;</text:span> </text:p>
      <text:p text:style-name="P3"><text:span text:style-name="T18">&lt;</text:span><text:span text:style-name="T20">script</text:span><text:span text:style-name="T18">&gt;</text:span></text:p>
      <text:p text:style-name="P2">(<text:span text:style-name="T21">function</text:span><text:span text:style-name="T17">(</text:span><text:span text:style-name="T23">w</text:span><text:span text:style-name="T17">,</text:span><text:span text:style-name="T23">d</text:span><text:span text:style-name="T17">,</text:span><text:span text:style-name="T23">s</text:span><text:span text:style-name="T17">,</text:span><text:span text:style-name="T23">l</text:span><text:span text:style-name="T17">){</text:span></text:p>
      <text:p text:style-name="P3"><text:span text:style-name="T20">w</text:span><text:span text:style-name="T16">[</text:span><text:span text:style-name="T20">l</text:span><text:span text:style-name="T16">]</text:span><text:span text:style-name="T26">=</text:span><text:span text:style-name="T20">w</text:span><text:span text:style-name="T16">[</text:span><text:span text:style-name="T20">l</text:span><text:span text:style-name="T16">]</text:span><text:span text:style-name="T26">||</text:span><text:span text:style-name="T16">[]</text:span><text:span text:style-name="T18">;</text:span></text:p>
      <text:p text:style-name="P3"><text:span text:style-name="T20">w</text:span><text:span text:style-name="T16">[</text:span><text:span text:style-name="T20">l</text:span><text:span text:style-name="T16">]</text:span><text:span text:style-name="T18">.</text:span><text:span text:style-name="T27">push</text:span><text:span text:style-name="T16">(</text:span><text:span text:style-name="T18">'</text:span><text:span text:style-name="T29">gtm.start</text:span><text:span text:style-name="T18">'</text:span><text:span text:style-name="T16">: </text:span><text:span text:style-name="T30">new</text:span><text:span text:style-name="T16"> </text:span><text:span text:style-name="T27">Date</text:span><text:span text:style-name="T16">()</text:span><text:span text:style-name="T18">.</text:span><text:span text:style-name="T27">getTime</text:span><text:span text:style-name="T16">()</text:span><text:span text:style-name="T18">,</text:span><text:span text:style-name="T20">event</text:span><text:span text:style-name="T16">:</text:span><text:span text:style-name="T18">'</text:span><text:span text:style-name="T29">gtm.js</text:span><text:span text:style-name="T18">'</text:span><text:span text:style-name="T16">)</text:span><text:span text:style-name="T18">;</text:span><text:span text:style-name="T16"> </text:span><text:span text:style-name="T11">//</text:span><text:span text:style-name="T14"> </text:span><text:span text:style-name="T15">должно быть как obj {'gtm.start': new Date().getTime(),event:'gtm.js'}</text:span></text:p>
      <text:p text:style-name="P9"/>
      <text:p text:style-name="P3"><text:span text:style-name="T22">var</text:span><text:span text:style-name="T16"> </text:span><text:span text:style-name="T20">f</text:span><text:span text:style-name="T26">=</text:span><text:span text:style-name="T20">d</text:span><text:span text:style-name="T18">.</text:span><text:span text:style-name="T27">getElementsByTagName</text:span><text:span text:style-name="T16">(</text:span><text:span text:style-name="T20">s</text:span><text:span text:style-name="T16">)[</text:span><text:span text:style-name="T24">0</text:span><text:span text:style-name="T16">]</text:span><text:span text:style-name="T18">,</text:span></text:p>
      <text:p text:style-name="P3"><text:span text:style-name="T20">j</text:span><text:span text:style-name="T26">=</text:span><text:span text:style-name="T20">d</text:span><text:span text:style-name="T18">.</text:span><text:span text:style-name="T27">createElement</text:span><text:span text:style-name="T16">(</text:span><text:span text:style-name="T20">s</text:span><text:span text:style-name="T16">)</text:span><text:span text:style-name="T18">,</text:span></text:p>
      <text:p text:style-name="P3"><text:span text:style-name="T20">dl</text:span><text:span text:style-name="T26">=</text:span><text:span text:style-name="T20">l</text:span><text:span text:style-name="T26">!=</text:span><text:span text:style-name="T18">'</text:span><text:span text:style-name="T29">dataLayer</text:span><text:span text:style-name="T18">'</text:span><text:span text:style-name="T16"> </text:span><text:span text:style-name="T26">?</text:span><text:span text:style-name="T16"> </text:span><text:span text:style-name="T18">'</text:span><text:span text:style-name="T29">&amp;l=</text:span><text:span text:style-name="T18">'</text:span><text:span text:style-name="T16"> </text:span><text:span text:style-name="T26">+</text:span><text:span text:style-name="T20">l</text:span><text:span text:style-name="T16"> </text:span><text:span text:style-name="T26">?</text:span><text:span text:style-name="T16"> </text:span><text:span text:style-name="T18">''</text:span><text:span text:style-name="T16"> ; </text:span><text:span text:style-name="T11">//</text:span><text:span text:style-name="T15">неправильный тернарный оператор, должно быть dl=l!='dataLayer'?'&amp;l='+l:'';</text:span></text:p>
      <text:p text:style-name="P9"/>
      <text:p text:style-name="P3"><text:span text:style-name="T20">j</text:span><text:span text:style-name="T18">.</text:span><text:span text:style-name="T20">async</text:span><text:span text:style-name="T26">=</text:span><text:span text:style-name="T24">true</text:span><text:span text:style-name="T16">;</text:span></text:p>
      <text:p text:style-name="P2"><text:span text:style-name="T19">j</text:span><text:span text:style-name="T17">.</text:span><text:span text:style-name="T19">src</text:span><text:span text:style-name="T25">=</text:span> <text:span text:style-name="T17">'</text:span><text:span text:style-name="T28">https://www.googletagmanager.com/gtm.js?id=</text:span><text:span text:style-name="T17">'</text:span><text:span text:style-name="T25">+</text:span><text:span text:style-name="T19">i</text:span><text:span text:style-name="T25">+</text:span><text:span text:style-name="T19">dl</text:span>;</text:p>
      <text:p text:style-name="P3"><text:span text:style-name="T20">f</text:span><text:span text:style-name="T18">.</text:span><text:span text:style-name="T20">parentNode</text:span><text:span text:style-name="T18">.</text:span><text:span text:style-name="T27">insertBefore</text:span><text:span text:style-name="T16">(</text:span><text:span text:style-name="T20">j</text:span><text:span text:style-name="T18">,</text:span><text:span text:style-name="T20">d</text:span><text:span text:style-name="T16">); </text:span><text:span text:style-name="T11">//</text:span><text:span text:style-name="T15">неверный аргумент d нужно написать f.parentNode.insertBefore(j,f);</text:span></text:p>
      <text:p text:style-name="P9"/>
      <text:p text:style-name="P2">})(<text:span text:style-name="T19">window</text:span><text:span text:style-name="T17">,</text:span><text:span text:style-name="T19">document</text:span><text:span text:style-name="T17">,'</text:span><text:span text:style-name="T28">script</text:span><text:span text:style-name="T17">','</text:span><text:span text:style-name="T28">dataLayer</text:span><text:span text:style-name="T17">','</text:span><text:span text:style-name="T28">GTM-T333LJ</text:span><text:span text:style-name="T17">'</text:span>);</text:p>
      <text:p text:style-name="P2"><text:span text:style-name="T25">&lt;/</text:span><text:span text:style-name="T19">script</text:span><text:span text:style-name="T25">&gt;</text:span></text:p>
      <text:p text:style-name="P4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cm" fo:margin-bottom="2.54cm" fo:margin-left="2.54cm" fo:margin-right="2.54cm" style:writing-mode="lr-tb" style:layout-grid-color="#c0c0c0" style:layout-grid-lines="264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5T12:08:35.552403008</dc:date>
    <meta:editing-duration>PT2H58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270" meta:character-count="3066" meta:non-whitespace-character-count="2836"/>
  </office:meta>
</office:document-meta>
</file>